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9T07:50:22</dc:date>
    <dc:creator>Burton Alexander</dc:creator>
    <meta:editing-duration>P12DT2H5M34S</meta:editing-duration>
    <meta:editing-cycles>198</meta:editing-cycles>
    <meta:generator>OpenOffice/4.1.6$Unix OpenOffice.org_project/416m1$Build-9790</meta:generator>
    <meta:document-statistic meta:table-count="0" meta:image-count="0" meta:object-count="0" meta:page-count="1" meta:paragraph-count="169" meta:word-count="9599" meta:character-count="51247"/>
  </office:meta>
</office:document-meta>
</file>